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8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fill="gradient" draw:textarea-vertical-align="middle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10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11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12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215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216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320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360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361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3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378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3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381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3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3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402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4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4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453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45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493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494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495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96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497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498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499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500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501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50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03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504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505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gr506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2" style:family="paragraph">
      <loext:graphic-properties draw:fill="gradient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38" style:family="paragraph">
      <loext:graphic-properties draw:fill-color="#f7d1d5"/>
      <style:paragraph-properties fo:text-align="center"/>
    </style:style>
    <style:style style:name="P39" style:family="paragraph">
      <loext:graphic-properties draw:fill-color="#b4c7dc"/>
      <style:paragraph-properties fo:text-align="center"/>
    </style:style>
    <style:style style:name="P40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2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3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5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7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6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1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4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5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9" style:family="paragraph">
      <style:paragraph-properties fo:text-align="center" style:writing-mode="lr-tb"/>
      <style:text-properties style:font-name="Liberation Sans2" fo:font-size="12pt" fo:font-weight="normal" style:font-size-asian="18pt" style:font-size-complex="18pt"/>
    </style:style>
    <style:style style:name="P70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71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0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6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9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0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1" style:family="text">
      <style:text-properties style:font-name="Liberation Sans2" fo:font-size="12pt" fo:font-weight="normal" style:font-size-asian="18pt" style:font-size-complex="18pt"/>
    </style:style>
    <style:style style:name="T22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</text:span><text:span text:style-name="T4">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</text:span><text:span text:style-name="T4">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1" xml:id="id29" draw:id="id2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xml:id="id21" draw:id="id21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19" draw:end-glue-point="0" svg:d="M15827 5439l4 1346" svg:viewBox="0 0 5 1347">
          <text:p/>
        </draw:connector>
        <draw:custom-shape draw:style-name="gr64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7" draw:id="id2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1" xml:id="id19" draw:id="id1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1" xml:id="id23" draw:id="id2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0" draw:id="id20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20" draw:start-glue-point="2" draw:end-shape="id21" draw:end-glue-point="0" svg:d="M15827 2639v1265" svg:viewBox="0 0 1 1266">
          <text:p/>
        </draw:connector>
        <draw:custom-shape draw:style-name="gr69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1" xml:id="id24" draw:id="id2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xml:id="id26" draw:id="id2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xml:id="id22" draw:id="id2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131cm" svg:y2="6.785cm" draw:start-shape="id21" draw:start-glue-point="3" draw:end-shape="id22" draw:end-glue-point="0" svg:d="M13448 4671h-9317v2114" svg:viewBox="0 0 9318 2115">
          <text:p/>
        </draw:connector>
        <draw:custom-shape draw:style-name="gr74" draw:text-style-name="P7" draw:layer="layout" svg:width="1.933cm" svg:height="0.642cm" svg:x="7.9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6.925cm" svg:y2="9.133cm" draw:start-shape="id23" draw:start-glue-point="3" draw:end-shape="id24" draw:end-glue-point="1" svg:d="M10567 9133h-3642" svg:viewBox="0 0 3643 1">
          <text:p/>
        </draw:connector>
        <draw:custom-shape draw:style-name="gr75" draw:text-style-name="P7" draw:layer="layout" svg:width="1.814cm" svg:height="0.642cm" svg:x="7.9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1" xml:id="id25" draw:id="id25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xml:id="id28" draw:id="id28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131cm" svg:y2="11.513cm" draw:start-shape="id25" draw:start-glue-point="3" draw:end-shape="id26" draw:end-glue-point="2" svg:d="M13448 13571h-9317v-2058" svg:viewBox="0 0 9318 2059">
          <text:p/>
        </draw:connector>
        <draw:custom-shape draw:style-name="gr78" draw:text-style-name="P7" draw:layer="layout" svg:width="1.687cm" svg:height="0.642cm" svg:x="8.1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25" draw:start-glue-point="0" draw:end-shape="id27" draw:end-glue-point="2" svg:d="M15827 12804l4-1323" svg:viewBox="0 0 5 1324">
          <text:p/>
        </draw:connector>
        <draw:custom-shape draw:style-name="gr79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28" draw:start-glue-point="0" draw:end-shape="id25" draw:end-glue-point="2" svg:d="M15827 15604v-1265" svg:viewBox="0 0 1 1266">
          <text:p/>
        </draw:connector>
        <draw:custom-shape draw:style-name="gr80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4" xml:id="id31" draw:id="id3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6" draw:layer="layout" svg:width="4.651cm" svg:height="1.785cm" svg:x="18.199cm" svg:y="7.378cm">
          <text:list text:style-name="L1">
            <text:list-header>
              <text:p text:style-name="P25"><text:span text:style-name="T6">send authorization link</text:span></text:p>
            </text:list-header>
            <text:list-item>
              <text:p text:style-name="P25"><text:span text:style-name="T6">to RqP email address</text:span></text:p>
            </text:list-item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7" draw:layer="layout" svg:width="2.915cm" svg:height="1.404cm" svg:x="25.559cm" svg:y="13.8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3.174cm" svg:y2="9.171cm" draw:start-shape="id29" draw:start-glue-point="1" draw:end-shape="id30" draw:end-glue-point="3" svg:d="M18206 9133l4968 38" svg:viewBox="0 0 4969 39">
          <text:p/>
        </draw:connector>
        <draw:custom-shape draw:style-name="gr85" draw:text-style-name="P24" xml:id="id32" draw:id="id32" draw:layer="layout" svg:width="4.758cm" svg:height="1.535cm" svg:x="23.1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55cm" svg:y1="13.76cm" svg:x2="25.553cm" svg:y2="15.604cm" draw:start-shape="id31" draw:start-glue-point="2" draw:end-shape="id32" draw:end-glue-point="0" svg:d="M25550 13760l3 1844" svg:viewBox="0 0 4 1845">
          <text:p/>
        </draw:connector>
        <draw:connector draw:style-name="gr87" draw:text-style-name="P22" draw:layer="layout" draw:type="line" svg:x1="23.174cm" svg:y1="16.371cm" svg:x2="18.206cm" svg:y2="16.371cm" draw:start-shape="id32" draw:start-glue-point="3" draw:end-shape="id28" draw:end-glue-point="1" svg:d="M23174 16371h-4968" svg:viewBox="0 0 4969 1">
          <text:p/>
        </draw:connector>
        <draw:custom-shape draw:style-name="gr88" draw:text-style-name="P26" draw:layer="layout" svg:width="3.635cm" svg:height="0.642cm" svg:x="18.6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1" xml:id="id33" draw:id="id33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33" draw:start-glue-point="0" draw:end-shape="id28" draw:end-glue-point="2" svg:d="M15827 18404v-1265" svg:viewBox="0 0 1 1266">
          <text:p/>
        </draw:connector>
        <draw:custom-shape draw:style-name="gr91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xml:id="id30" draw:id="id30" draw:layer="layout" svg:width="4.758cm" svg:height="1.535cm" svg:x="23.174cm" svg:y="8.4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22" draw:layer="layout" draw:type="line" svg:x1="25.553cm" svg:y1="9.939cm" svg:x2="25.55cm" svg:y2="11.706cm" draw:start-shape="id30" draw:start-glue-point="2" draw:end-shape="id31" draw:end-glue-point="0" svg:d="M25553 9939l-3 1767" svg:viewBox="0 0 4 1768">
          <text:p/>
        </draw:connector>
        <draw:custom-shape draw:style-name="gr95" draw:text-style-name="P7" draw:layer="layout" svg:width="2.915cm" svg:height="1.404cm" svg:x="25.55cm" svg:y="10.065cm">
          <text:list text:style-name="L1">
            <text:list-header>
              <text:p text:style-name="P6"><text:span text:style-name="T2">send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22" draw:layer="layout" draw:type="lines" draw:line-skew="0.51cm 1.458cm" svg:x1="23.174cm" svg:y1="16.371cm" svg:x2="18.206cm" svg:y2="13.571cm" draw:start-shape="id32" draw:start-glue-point="3" draw:end-shape="id25" draw:end-glue-point="1" svg:d="M23174 16371h-3l-2994-2800h-1971" svg:viewBox="0 0 4969 2801">
          <text:p/>
        </draw:connector>
        <draw:custom-shape draw:style-name="gr97" draw:text-style-name="P26" draw:layer="layout" svg:width="4.066cm" svg:height="1.023cm" svg:x="18.621cm" svg:y="12.559cm">
          <text:list text:style-name="L1">
            <text:list-header>
              <text:p text:style-name="P25"><text:span text:style-name="T6">UMA Mail Retrieval</text:span></text:p>
            </text:list-header>
            <text:list-item>
              <text:p text:style-name="P25"><text:span text:style-name="T6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27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5.197cm" svg:height="1.023cm" svg:x="22.952cm" svg:y="6.94cm">
          <text:list text:style-name="L1">
            <text:list-header>
              <text:p text:style-name="P6"><text:span text:style-name="T2">Trusted (sender/recipient)</text:span></text:p>
            </text:list-header>
            <text:list-item>
              <text:p text:style-name="P6"><text:span text:style-name="T2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34" draw:start-glue-point="2" draw:end-shape="id35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36" draw:start-glue-point="2" draw:end-shape="id37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01" draw:text-style-name="P28" xml:id="id38" draw:id="id38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40" draw:id="id40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30" xml:id="id44" draw:id="id4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8" xml:id="id39" draw:id="id39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8" xml:id="id41" draw:id="id41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8" xml:id="id45" draw:id="id4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38" draw:start-glue-point="2" draw:end-shape="id39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40" draw:start-glue-point="2" draw:end-shape="id41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42" draw:start-glue-point="2" draw:end-shape="id43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44" draw:start-glue-point="2" draw:end-shape="id45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113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115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33" xml:id="id36" draw:id="id3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" xml:id="id37" draw:id="id3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2" draw:id="id4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8" xml:id="id43" draw:id="id4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123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125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129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3" xml:id="id34" draw:id="id3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" xml:id="id35" draw:id="id3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13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1" xml:id="id56" draw:id="id5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1" xml:id="id48" draw:id="id48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46" draw:end-glue-point="0" svg:d="M15827 5439l4 1346" svg:viewBox="0 0 5 1347">
          <text:p/>
        </draw:connector>
        <draw:custom-shape draw:style-name="gr13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21" xml:id="id54" draw:id="id5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1" xml:id="id46" draw:id="id4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1" xml:id="id50" draw:id="id5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xml:id="id47" draw:id="id47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47" draw:start-glue-point="2" draw:end-shape="id48" draw:end-glue-point="0" svg:d="M15827 2639v1265" svg:viewBox="0 0 1 1266">
          <text:p/>
        </draw:connector>
        <draw:custom-shape draw:style-name="gr14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21" xml:id="id51" draw:id="id5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1" xml:id="id53" draw:id="id5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1" xml:id="id49" draw:id="id4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48" draw:start-glue-point="3" draw:end-shape="id49" draw:end-glue-point="0" svg:d="M13448 4671h-9117v2114" svg:viewBox="0 0 9118 2115">
          <text:p/>
        </draw:connector>
        <draw:custom-shape draw:style-name="gr145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50" draw:start-glue-point="3" draw:end-shape="id51" draw:end-glue-point="1" svg:d="M10567 9133h-3442" svg:viewBox="0 0 3443 1">
          <text:p/>
        </draw:connector>
        <draw:custom-shape draw:style-name="gr146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xml:id="id52" draw:id="id52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6" xml:id="id55" draw:id="id55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52" draw:start-glue-point="3" draw:end-shape="id53" draw:end-glue-point="2" svg:d="M13448 13571h-9117v-2058" svg:viewBox="0 0 9118 2059">
          <text:p/>
        </draw:connector>
        <draw:custom-shape draw:style-name="gr149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52" draw:start-glue-point="0" draw:end-shape="id54" draw:end-glue-point="2" svg:d="M15827 12804l4-1323" svg:viewBox="0 0 5 1324">
          <text:p/>
        </draw:connector>
        <draw:custom-shape draw:style-name="gr150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55" draw:start-glue-point="0" draw:end-shape="id52" draw:end-glue-point="2" svg:d="M15827 15604v-1265" svg:viewBox="0 0 1 1266">
          <text:p/>
        </draw:connector>
        <draw:custom-shape draw:style-name="gr15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4" xml:id="id57" draw:id="id5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6" draw:layer="layout" svg:width="4.503cm" svg:height="2.166cm" svg:x="18.225cm" svg:y="6.978cm">
          <text:list text:style-name="L1">
            <text:list-header>
              <text:p text:style-name="P25"><text:span text:style-name="T6">send</text:span></text:p>
              <text:p text:style-name="P25"><text:span text:style-name="T6">authorization email</text:span></text:p>
              <text:p text:style-name="P37"><text:span text:style-name="T6">with link to RqP Client</text:span></text:p>
            </text:list-header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7" draw:layer="layout" svg:width="2.915cm" svg:height="1.404cm" svg:x="25.307cm" svg:y="12.1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56" draw:start-glue-point="1" draw:end-shape="id57" draw:end-glue-point="3" svg:d="M18206 9133h4350" svg:viewBox="0 0 4351 1">
          <text:p/>
        </draw:connector>
        <draw:custom-shape draw:style-name="gr155" draw:text-style-name="P24" xml:id="id58" draw:id="id58" draw:layer="layout" svg:width="4.758cm" svg:height="1.535cm" svg:x="22.9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35cm" svg:y1="10.16cm" svg:x2="25.353cm" svg:y2="15.604cm" draw:start-shape="id57" draw:start-glue-point="2" draw:end-shape="id58" draw:end-glue-point="0" svg:d="M25350 10160l3 5444" svg:viewBox="0 0 4 5445">
          <text:p/>
        </draw:connector>
        <draw:connector draw:style-name="gr87" draw:text-style-name="P22" draw:layer="layout" draw:type="line" svg:x1="22.974cm" svg:y1="16.371cm" svg:x2="18.206cm" svg:y2="16.371cm" draw:start-shape="id58" draw:start-glue-point="3" draw:end-shape="id55" draw:end-glue-point="1" svg:d="M22974 16371h-4768" svg:viewBox="0 0 4769 1">
          <text:p/>
        </draw:connector>
        <draw:custom-shape draw:style-name="gr156" draw:text-style-name="P26" draw:layer="layout" svg:width="3.635cm" svg:height="0.642cm" svg:x="18.9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21" xml:id="id59" draw:id="id59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59" draw:start-glue-point="0" draw:end-shape="id55" draw:end-glue-point="2" svg:d="M15827 18404v-1265" svg:viewBox="0 0 1 1266">
          <text:p/>
        </draw:connector>
        <draw:custom-shape draw:style-name="gr158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59" draw:text-style-name="P21" xml:id="id71" draw:id="id7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1" xml:id="id62" draw:id="id62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339cm" svg:x2="15.831cm" svg:y2="6.785cm" draw:end-shape="id60" draw:end-glue-point="0" svg:d="M15827 5339l4 1446" svg:viewBox="0 0 5 1447">
          <text:p/>
        </draw:connector>
        <draw:custom-shape draw:style-name="gr161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21" xml:id="id68" draw:id="id6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1" xml:id="id60" draw:id="id6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1" xml:id="id64" draw:id="id6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1" xml:id="id61" draw:id="id61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61" draw:start-glue-point="2" draw:end-shape="id62" draw:end-glue-point="0" svg:d="M15827 2639v1265" svg:viewBox="0 0 1 1266">
          <text:p/>
        </draw:connector>
        <draw:custom-shape draw:style-name="gr166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21" xml:id="id65" draw:id="id6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1" xml:id="id67" draw:id="id6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1" xml:id="id63" draw:id="id6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62" draw:start-glue-point="3" draw:end-shape="id63" draw:end-glue-point="0" svg:d="M13448 4671h-9117v2114" svg:viewBox="0 0 9118 2115">
          <text:p/>
        </draw:connector>
        <draw:custom-shape draw:style-name="gr170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64" draw:start-glue-point="3" draw:end-shape="id65" draw:end-glue-point="1" svg:d="M10567 9133h-3442" svg:viewBox="0 0 3443 1">
          <text:p/>
        </draw:connector>
        <draw:custom-shape draw:style-name="gr171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21" xml:id="id66" draw:id="id66" draw:layer="layout" svg:width="4.758cm" svg:height="1.535cm" svg:x="13.448cm" svg:y="12.804cm">
          <text:list text:style-name="L1">
            <text:list-header>
              <text:p text:style-name="P20"><text:span text:style-name="T2">UMA Mail Retrieval Agent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6" xml:id="id69" draw:id="id69" draw:layer="layout" svg:width="4.758cm" svg:height="1.535cm" svg:x="13.448cm" svg:y="15.604cm">
          <text:list text:style-name="L1">
            <text:list-header>
              <text:p text:style-name="P23"><text:span text:style-name="T2">UMA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66" draw:start-glue-point="3" draw:end-shape="id67" draw:end-glue-point="2" svg:d="M13448 13571h-9117v-2058" svg:viewBox="0 0 9118 2059">
          <text:p/>
        </draw:connector>
        <draw:custom-shape draw:style-name="gr174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66" draw:start-glue-point="0" draw:end-shape="id68" draw:end-glue-point="2" svg:d="M15827 12804l4-1323" svg:viewBox="0 0 5 1324">
          <text:p/>
        </draw:connector>
        <draw:custom-shape draw:style-name="gr175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69" draw:start-glue-point="0" draw:end-shape="id66" draw:end-glue-point="2" svg:d="M15827 15604v-1265" svg:viewBox="0 0 1 1266">
          <text:p/>
        </draw:connector>
        <draw:custom-shape draw:style-name="gr176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24" xml:id="id70" draw:id="id7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22" draw:layer="layout" svg:x1="25.35cm" svg:y1="10.16cm" svg:x2="18.206cm" svg:y2="13.571cm" draw:start-shape="id70" draw:start-glue-point="2" draw:end-shape="id66" draw:end-glue-point="1" svg:d="M25350 10160v3411h-7144" svg:viewBox="0 0 7145 3412">
          <text:p/>
        </draw:connector>
        <draw:custom-shape draw:style-name="gr179" draw:text-style-name="P7" draw:layer="layout" svg:width="4.164cm" svg:height="1.404cm" svg:x="18.194cm" svg:y="7.6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7" draw:layer="layout" svg:width="5.548cm" svg:height="0.642cm" svg:x="19.091cm" svg:y="12.8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71" draw:start-glue-point="1" draw:end-shape="id70" draw:end-glue-point="3" svg:d="M18206 9133h4350" svg:viewBox="0 0 4351 1">
          <text:p/>
        </draw:connector>
        <draw:custom-shape draw:style-name="gr181" draw:text-style-name="P21" xml:id="id72" draw:id="id72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22" draw:layer="layout" draw:type="line" svg:x1="15.827cm" svg:y1="18.404cm" svg:x2="15.827cm" svg:y2="17.139cm" draw:start-shape="id72" draw:start-glue-point="0" draw:end-shape="id69" draw:end-glue-point="2" svg:d="M15827 18404v-1265" svg:viewBox="0 0 1 1266">
          <text:p/>
        </draw:connector>
        <draw:custom-shape draw:style-name="gr18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84" draw:text-style-name="P24" xml:id="id83" draw:id="id8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xml:id="id75" draw:id="id75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73" draw:end-glue-point="0" svg:d="M15827 5439l4 1346" svg:viewBox="0 0 5 1347">
          <text:p/>
        </draw:connector>
        <draw:custom-shape draw:style-name="gr187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24" xml:id="id81" draw:id="id8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xml:id="id73" draw:id="id7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xml:id="id77" draw:id="id7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xml:id="id74" draw:id="id74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74" draw:start-glue-point="2" draw:end-shape="id75" draw:end-glue-point="0" svg:d="M15827 2639v1265" svg:viewBox="0 0 1 1266">
          <text:p/>
        </draw:connector>
        <draw:custom-shape draw:style-name="gr193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24" xml:id="id78" draw:id="id7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xml:id="id80" draw:id="id8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xml:id="id76" draw:id="id7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75" draw:start-glue-point="3" draw:end-shape="id76" draw:end-glue-point="0" svg:d="M13448 4671h-9117v2114" svg:viewBox="0 0 9118 2115">
          <text:p/>
        </draw:connector>
        <draw:custom-shape draw:style-name="gr198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77" draw:start-glue-point="3" draw:end-shape="id78" draw:end-glue-point="1" svg:d="M10567 9133h-3442" svg:viewBox="0 0 3443 1">
          <text:p/>
        </draw:connector>
        <draw:custom-shape draw:style-name="gr200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36" xml:id="id79" draw:id="id79" draw:layer="layout" svg:width="4.758cm" svg:height="1.535cm" svg:x="13.448cm" svg:y="12.804cm">
          <text:list text:style-name="L1">
            <text:list-header>
              <text:p text:style-name="P23"><text:span text:style-name="T2">UMA Mail Delivery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6" xml:id="id82" draw:id="id82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79" draw:start-glue-point="3" draw:end-shape="id80" draw:end-glue-point="2" svg:d="M13448 13571h-9117v-2058" svg:viewBox="0 0 9118 2059">
          <text:p/>
        </draw:connector>
        <draw:custom-shape draw:style-name="gr204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79" draw:start-glue-point="0" draw:end-shape="id81" draw:end-glue-point="2" svg:d="M15827 12804l4-1323" svg:viewBox="0 0 5 1324">
          <text:p/>
        </draw:connector>
        <draw:custom-shape draw:style-name="gr206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82" draw:start-glue-point="0" draw:end-shape="id79" draw:end-glue-point="2" svg:d="M15827 15604v-1265" svg:viewBox="0 0 1 1266">
          <text:p/>
        </draw:connector>
        <draw:custom-shape draw:style-name="gr208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21" xml:id="id84" draw:id="id8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83" draw:start-glue-point="1" draw:end-shape="id84" draw:end-glue-point="3" svg:d="M18206 9133h4350" svg:viewBox="0 0 4351 1">
          <text:p/>
        </draw:connector>
        <draw:custom-shape draw:style-name="gr211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21" xml:id="id85" draw:id="id85" draw:layer="layout" svg:width="4.758cm" svg:height="1.535cm" svg:x="13.448cm" svg:y="18.4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85" draw:start-glue-point="0" draw:end-shape="id82" draw:end-glue-point="2" svg:d="M15827 18404v-1265" svg:viewBox="0 0 1 1266">
          <text:p/>
        </draw:connector>
        <draw:custom-shape draw:style-name="gr21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79" draw:start-glue-point="1" draw:end-shape="id84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7" draw:layer="layout" svg:width="5.133cm" svg:height="0.642cm" svg:x="21.332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7" draw:layer="layout" svg:width="4.926cm" svg:height="0.642cm" svg:x="21.331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86" draw:start-glue-point="2" draw:end-shape="id87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88" draw:start-glue-point="2" draw:end-shape="id89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19" draw:text-style-name="P28" xml:id="id90" draw:id="id90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8" xml:id="id92" draw:id="id92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7" draw:layer="layout" svg:width="3.093cm" svg:height="0.642cm" svg:x="6.916cm" svg:y="2.578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7" draw:layer="layout" svg:width="2.907cm" svg:height="0.642cm" svg:x="21.717cm" svg:y="2.619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30" xml:id="id96" draw:id="id9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28" xml:id="id91" draw:id="id91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28" xml:id="id93" draw:id="id93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28" xml:id="id97" draw:id="id9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90" draw:start-glue-point="2" draw:end-shape="id91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92" draw:start-glue-point="2" draw:end-shape="id93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94" draw:start-glue-point="2" draw:end-shape="id95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96" draw:start-glue-point="2" draw:end-shape="id97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2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2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33" xml:id="id88" draw:id="id8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" xml:id="id89" draw:id="id8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0" xml:id="id94" draw:id="id9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8" xml:id="id95" draw:id="id9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3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3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4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33" xml:id="id86" draw:id="id8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" xml:id="id87" draw:id="id8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4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4" draw:text-style-name="P21" xml:id="id108" draw:id="id10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1" xml:id="id100" draw:id="id100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98" draw:end-glue-point="0" svg:d="M15827 5439l4 1346" svg:viewBox="0 0 5 1347">
          <text:p/>
        </draw:connector>
        <draw:custom-shape draw:style-name="gr24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21" xml:id="id106" draw:id="id10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21" xml:id="id98" draw:id="id9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1" xml:id="id102" draw:id="id10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1" xml:id="id99" draw:id="id99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99" draw:start-glue-point="2" draw:end-shape="id100" draw:end-glue-point="0" svg:d="M15827 2639v1265" svg:viewBox="0 0 1 1266">
          <text:p/>
        </draw:connector>
        <draw:custom-shape draw:style-name="gr25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21" xml:id="id103" draw:id="id10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21" xml:id="id105" draw:id="id10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1" xml:id="id101" draw:id="id10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100" draw:start-glue-point="3" draw:end-shape="id101" draw:end-glue-point="0" svg:d="M13448 4671h-9117v2114" svg:viewBox="0 0 9118 2115">
          <text:p/>
        </draw:connector>
        <draw:custom-shape draw:style-name="gr255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102" draw:start-glue-point="3" draw:end-shape="id103" draw:end-glue-point="1" svg:d="M10567 9133h-3442" svg:viewBox="0 0 3443 1">
          <text:p/>
        </draw:connector>
        <draw:custom-shape draw:style-name="gr256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40" xml:id="id104" draw:id="id104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40" xml:id="id107" draw:id="id107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104" draw:start-glue-point="3" draw:end-shape="id105" draw:end-glue-point="2" svg:d="M13448 13571h-9117v-2058" svg:viewBox="0 0 9118 2059">
          <text:p/>
        </draw:connector>
        <draw:custom-shape draw:style-name="gr259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104" draw:start-glue-point="0" draw:end-shape="id106" draw:end-glue-point="2" svg:d="M15827 12804l4-1323" svg:viewBox="0 0 5 1324">
          <text:p/>
        </draw:connector>
        <draw:custom-shape draw:style-name="gr260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107" draw:start-glue-point="0" draw:end-shape="id104" draw:end-glue-point="2" svg:d="M15827 15604v-1265" svg:viewBox="0 0 1 1266">
          <text:p/>
        </draw:connector>
        <draw:custom-shape draw:style-name="gr26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24" xml:id="id109" draw:id="id10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108" draw:start-glue-point="1" draw:end-shape="id109" draw:end-glue-point="3" svg:d="M18206 9133h4350" svg:viewBox="0 0 4351 1">
          <text:p/>
        </draw:connector>
        <draw:custom-shape draw:style-name="gr264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24" xml:id="id110" draw:id="id110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110" draw:start-glue-point="0" draw:end-shape="id107" draw:end-glue-point="2" svg:d="M15827 18404v-1265" svg:viewBox="0 0 1 1266">
          <text:p/>
        </draw:connector>
        <draw:custom-shape draw:style-name="gr266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104" draw:start-glue-point="1" draw:end-shape="id109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7" draw:layer="layout" svg:width="5.133cm" svg:height="0.642cm" svg:x="21.349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7" draw:layer="layout" svg:width="4.926cm" svg:height="0.642cm" svg:x="21.348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111" draw:start-glue-point="2" draw:end-shape="id112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13" draw:start-glue-point="2" draw:end-shape="id114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69" draw:text-style-name="P28" xml:id="id115" draw:id="id115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28" xml:id="id117" draw:id="id117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30" xml:id="id121" draw:id="id12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28" xml:id="id116" draw:id="id116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28" xml:id="id118" draw:id="id118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28" xml:id="id122" draw:id="id12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15" draw:start-glue-point="2" draw:end-shape="id116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17" draw:start-glue-point="2" draw:end-shape="id118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19" draw:start-glue-point="2" draw:end-shape="id120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21" draw:start-glue-point="2" draw:end-shape="id122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7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7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1" draw:text-style-name="P33" xml:id="id113" draw:id="id11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" xml:id="id114" draw:id="id11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30" xml:id="id119" draw:id="id11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28" xml:id="id120" draw:id="id12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8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8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9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1" draw:text-style-name="P33" xml:id="id111" draw:id="id11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" xml:id="id112" draw:id="id11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9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line draw:style-name="gr3" draw:text-style-name="P5" draw:layer="layout" svg:x1="19.181cm" svg:y1="2.22cm" svg:x2="19.185cm" svg:y2="19.619cm">
          <text:p/>
        </draw:line>
        <draw:connector draw:style-name="gr100" draw:text-style-name="P22" draw:layer="layout" draw:type="line" svg:x1="12.506cm" svg:y1="3.947cm" svg:x2="12.506cm" svg:y2="17.974cm" draw:start-shape="id123" draw:start-glue-point="2" draw:end-shape="id124" draw:end-glue-point="0" svg:d="M12506 3947v14027" svg:viewBox="0 0 1 14028">
          <text:p/>
        </draw:connector>
        <draw:connector draw:style-name="gr100" draw:text-style-name="P22" draw:layer="layout" draw:type="line" svg:x1="17.206cm" svg:y1="3.947cm" svg:x2="17.206cm" svg:y2="17.974cm" draw:start-shape="id125" draw:start-glue-point="2" draw:end-shape="id126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294" draw:text-style-name="P28" xml:id="id127" draw:id="id127" draw:layer="layout" svg:width="3.251cm" svg:height="1.473cm" svg:x="2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28" xml:id="id129" draw:id="id129" draw:layer="layout" svg:width="3.251cm" svg:height="1.473cm" svg:x="6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7" draw:layer="layout" svg:width="1.937cm" svg:height="0.642cm" svg:x="7.494cm" svg:y="1.4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7" draw:layer="layout" svg:width="1.912cm" svg:height="0.642cm" svg:x="22.214cm" svg:y="1.5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8" draw:text-style-name="P30" xml:id="id133" draw:id="id13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28" xml:id="id128" draw:id="id128" draw:layer="layout" svg:width="3.251cm" svg:height="1.473cm" svg:x="2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28" xml:id="id130" draw:id="id130" draw:layer="layout" svg:width="3.251cm" svg:height="1.473cm" svg:x="6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28" xml:id="id134" draw:id="id13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3.945cm" svg:x2="4.502cm" svg:y2="17.972cm" draw:start-shape="id127" draw:start-glue-point="2" draw:end-shape="id128" draw:end-glue-point="0" svg:d="M4502 3945v14027" svg:viewBox="0 0 1 14028">
          <text:p/>
        </draw:connector>
        <draw:connector draw:style-name="gr109" draw:text-style-name="P22" draw:layer="layout" draw:type="line" svg:x1="8.502cm" svg:y1="3.945cm" svg:x2="8.502cm" svg:y2="17.972cm" draw:start-shape="id129" draw:start-glue-point="2" draw:end-shape="id130" draw:end-glue-point="0" svg:d="M8502 3945v14027" svg:viewBox="0 0 1 14028">
          <text:p/>
        </draw:connector>
        <draw:connector draw:style-name="gr109" draw:text-style-name="P22" draw:layer="layout" draw:type="line" svg:x1="21.206cm" svg:y1="3.947cm" svg:x2="21.206cm" svg:y2="17.974cm" draw:start-shape="id131" draw:start-glue-point="2" draw:end-shape="id132" draw:end-glue-point="0" svg:d="M21206 3947v14027" svg:viewBox="0 0 1 14028">
          <text:p/>
        </draw:connector>
        <draw:connector draw:style-name="gr109" draw:text-style-name="P22" draw:layer="layout" draw:type="line" svg:x1="25.206cm" svg:y1="3.947cm" svg:x2="25.206cm" svg:y2="17.974cm" draw:start-shape="id133" draw:start-glue-point="2" draw:end-shape="id134" draw:end-glue-point="0" svg:d="M25206 3947v14027" svg:viewBox="0 0 1 14028">
          <text:p/>
        </draw:connector>
        <draw:connector draw:style-name="gr110" draw:text-style-name="P22" draw:layer="layout" draw:type="line" svg:x1="25.206cm" svg:y1="4.85cm" svg:x2="21.193cm" svg:y2="4.85cm" svg:d="M25206 4850h-4013" svg:viewBox="0 0 4014 1">
          <text:p/>
        </draw:connector>
        <draw:connector draw:style-name="gr110" draw:text-style-name="P22" draw:layer="layout" draw:type="line" svg:x1="21.218cm" svg:y1="5.694cm" svg:x2="8.493cm" svg:y2="5.694cm" svg:d="M21218 5694h-12725" svg:viewBox="0 0 12726 1">
          <text:p/>
        </draw:connector>
        <draw:connector draw:style-name="gr111" draw:text-style-name="P22" draw:layer="layout" draw:type="line" svg:x1="4.505cm" svg:y1="9.963cm" svg:x2="12.506cm" svg:y2="9.963cm" svg:d="M4505 9963h8001" svg:viewBox="0 0 8002 1">
          <text:p/>
        </draw:connector>
        <draw:connector draw:style-name="gr110" draw:text-style-name="P22" draw:layer="layout" draw:type="line" svg:x1="21.205cm" svg:y1="14.156cm" svg:x2="4.502cm" svg:y2="14.158cm" svg:d="M21205 14156l-16703 2" svg:viewBox="0 0 16704 3">
          <text:p/>
        </draw:connector>
        <draw:connector draw:style-name="gr112" draw:text-style-name="P22" draw:layer="layout" draw:type="line" svg:x1="4.505cm" svg:y1="15.301cm" svg:x2="21.244cm" svg:y2="15.301cm" svg:d="M4505 15301h16739" svg:viewBox="0 0 16740 1">
          <text:p/>
        </draw:connector>
        <draw:custom-shape draw:style-name="gr302" draw:text-style-name="P32" draw:layer="layout" svg:width="3.745cm" svg:height="0.642cm" svg:x="21.204cm" svg:y="4.2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32" draw:layer="layout" svg:width="8.643cm" svg:height="1.023cm" svg:x="4.455cm" svg:y="8.972cm">
          <text:list text:style-name="L1">
            <text:list-header>
              <text:p text:style-name="P31"><text:span text:style-name="T10">6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6.394cm" svg:x2="8.518cm" svg:y2="16.394cm" svg:d="M21193 16394h-12675" svg:viewBox="0 0 12676 1">
          <text:p/>
        </draw:connector>
        <draw:connector draw:style-name="gr111" draw:text-style-name="P22" draw:layer="layout" draw:type="line" svg:x1="8.518cm" svg:y1="17.47cm" svg:x2="21.243cm" svg:y2="17.47cm" svg:d="M8518 17470h12725" svg:viewBox="0 0 12726 1">
          <text:p/>
        </draw:connector>
        <draw:custom-shape draw:style-name="gr304" draw:text-style-name="P32" draw:layer="layout" svg:width="8.012cm" svg:height="0.642cm" svg:x="4.448cm" svg:y="14.611cm">
          <text:list text:style-name="L1">
            <text:list-header>
              <text:p text:style-name="P31"><text:span text:style-name="T10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5" draw:text-style-name="P32" draw:layer="layout" svg:width="5.933cm" svg:height="0.642cm" svg:x="8.497cm" svg:y="16.82cm">
          <text:list text:style-name="L1">
            <text:list-header>
              <text:p text:style-name="P31"><text:span text:style-name="T10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6" draw:text-style-name="P33" xml:id="id125" draw:id="id12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4" xml:id="id126" draw:id="id12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30" xml:id="id131" draw:id="id13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28" xml:id="id132" draw:id="id13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32" draw:layer="layout" svg:width="12.508cm" svg:height="1.023cm" svg:x="8.541cm" svg:y="4.672cm">
          <text:list text:style-name="L1">
            <text:list-header>
              <text:p text:style-name="P31"><text:span text:style-name="T10">2. I need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1.943cm" svg:x2="17.231cm" svg:y2="11.943cm" svg:d="M25222 11943h-7991" svg:viewBox="0 0 7992 1">
          <text:p/>
        </draw:connector>
        <draw:custom-shape draw:style-name="gr311" draw:text-style-name="P32" draw:layer="layout" svg:width="4.083cm" svg:height="0.642cm" svg:x="17.23cm" svg:y="11.281cm">
          <text:list text:style-name="L1">
            <text:list-header>
              <text:p text:style-name="P31"><text:span text:style-name="T10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3.036cm" svg:x2="21.193cm" svg:y2="13.036cm" svg:d="M17231 13036h3962" svg:viewBox="0 0 3963 1">
          <text:p/>
        </draw:connector>
        <draw:custom-shape draw:style-name="gr312" draw:text-style-name="P32" draw:layer="layout" svg:width="6.954cm" svg:height="1.023cm" svg:x="17.224cm" svg:y="11.977cm">
          <text:list text:style-name="L1">
            <text:list-header>
              <text:p text:style-name="P31"><text:span text:style-name="T10">9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3" draw:text-style-name="P35" draw:layer="layout" svg:width="7.631cm" svg:height="0.642cm" svg:x="13.552cm" svg:y="15.759cm">
          <text:list text:style-name="L1">
            <text:list-header>
              <text:p text:style-name="P34"><text:span text:style-name="T10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4" draw:text-style-name="P35" draw:layer="layout" svg:width="10.019cm" svg:height="0.642cm" svg:x="11.248cm" svg:y="13.52cm">
          <text:list text:style-name="L1">
            <text:list-header>
              <text:p text:style-name="P34"><text:span text:style-name="T10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8.493cm" svg:y1="6.688cm" svg:x2="21.218cm" svg:y2="6.688cm" svg:d="M8493 6688h12725" svg:viewBox="0 0 12726 1">
          <text:p/>
        </draw:connector>
        <draw:custom-shape draw:style-name="gr315" draw:text-style-name="P32" draw:layer="layout" svg:width="4.71cm" svg:height="0.642cm" svg:x="8.531cm" svg:y="6.0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33" xml:id="id123" draw:id="id12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" xml:id="id124" draw:id="id12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10.922cm" svg:x2="17.23cm" svg:y2="10.922cm" svg:d="M12506 10922h4724" svg:viewBox="0 0 4725 1">
          <text:p/>
        </draw:connector>
        <draw:custom-shape draw:style-name="gr318" draw:text-style-name="P32" draw:layer="layout" svg:width="2.923cm" svg:height="0.642cm" svg:x="12.528cm" svg:y="10.22cm">
          <text:list text:style-name="L1">
            <text:list-header>
              <text:p text:style-name="P31"><text:span text:style-name="T10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9" draw:text-style-name="P22" draw:layer="layout" draw:type="line" svg:x1="8.5cm" svg:y1="7.752cm" svg:x2="4.505cm" svg:y2="7.752cm" svg:d="M8500 7752h-3995" svg:viewBox="0 0 3996 1">
          <text:p/>
        </draw:connector>
        <draw:connector draw:style-name="gr320" draw:text-style-name="P22" draw:layer="layout" draw:type="line" svg:x1="4.48cm" svg:y1="8.805cm" svg:x2="8.519cm" svg:y2="8.805cm" svg:d="M4480 8805h4039" svg:viewBox="0 0 4040 1">
          <text:p/>
        </draw:connector>
        <draw:custom-shape draw:style-name="gr321" draw:text-style-name="P32" draw:layer="layout" svg:width="4.71cm" svg:height="0.642cm" svg:x="4.535cm" svg:y="8.059cm">
          <text:list text:style-name="L1">
            <text:list-header>
              <text:p text:style-name="P31"><text:span text:style-name="T10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2" draw:text-style-name="P32" draw:layer="layout" svg:width="15.585cm" svg:height="1.023cm" svg:x="4.506cm" svg:y="6.659cm">
          <text:list text:style-name="L1">
            <text:list-header>
              <text:p text:style-name="P31"><text:span text:style-name="T10">4. Send authorization code to RqP</text:span></text:p>
            </text:list-header>
            <text:list-item>
              <text:p text:style-name="P34"><text:span text:style-name="T10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3" draw:style-name="dp1" draw:master-page-name="Default">
        <draw:line draw:style-name="gr3" draw:text-style-name="P5" draw:layer="layout" svg:x1="19.181cm" svg:y1="3.134cm" svg:x2="19.185cm" svg:y2="18.806cm">
          <text:p/>
        </draw:line>
        <draw:connector draw:style-name="gr100" draw:text-style-name="P22" draw:layer="layout" draw:type="line" svg:x1="12.506cm" svg:y1="5.047cm" svg:x2="12.506cm" svg:y2="16.974cm" draw:start-shape="id135" draw:start-glue-point="2" draw:end-shape="id136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37" draw:start-glue-point="2" draw:end-shape="id138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23" draw:text-style-name="P28" xml:id="id139" draw:id="id139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28" xml:id="id141" draw:id="id141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6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30" xml:id="id145" draw:id="id14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28" xml:id="id140" draw:id="id140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28" xml:id="id142" draw:id="id142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28" xml:id="id146" draw:id="id14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39" draw:start-glue-point="2" draw:end-shape="id140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41" draw:start-glue-point="2" draw:end-shape="id142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43" draw:start-glue-point="2" draw:end-shape="id144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45" draw:start-glue-point="2" draw:end-shape="id146" draw:end-glue-point="0" svg:d="M25206 5047v11927" svg:viewBox="0 0 1 11928">
          <text:p/>
        </draw:connector>
        <draw:connector draw:style-name="gr111" draw:text-style-name="P22" draw:layer="layout" draw:type="line" svg:x1="4.505cm" svg:y1="6.863cm" svg:x2="12.506cm" svg:y2="6.863cm" svg:d="M4505 6863h8001" svg:viewBox="0 0 8002 1">
          <text:p/>
        </draw:connector>
        <draw:connector draw:style-name="gr110" draw:text-style-name="P22" draw:layer="layout" draw:type="line" svg:x1="21.205cm" svg:y1="10.856cm" svg:x2="4.502cm" svg:y2="10.858cm" svg:d="M21205 10856l-16703 2" svg:viewBox="0 0 16704 3">
          <text:p/>
        </draw:connector>
        <draw:connector draw:style-name="gr112" draw:text-style-name="P22" draw:layer="layout" draw:type="line" svg:x1="4.505cm" svg:y1="12.301cm" svg:x2="21.244cm" svg:y2="12.301cm" svg:d="M4505 12301h16739" svg:viewBox="0 0 16740 1">
          <text:p/>
        </draw:connector>
        <draw:custom-shape draw:style-name="gr331" draw:text-style-name="P32" draw:layer="layout" svg:width="8.613cm" svg:height="0.642cm" svg:x="4.469cm" svg:y="6.172cm">
          <text:list text:style-name="L1">
            <text:list-header>
              <text:p text:style-name="P31"><text:span text:style-name="T10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3.794cm" svg:x2="8.518cm" svg:y2="13.794cm" svg:d="M21193 13794h-12675" svg:viewBox="0 0 12676 1">
          <text:p/>
        </draw:connector>
        <draw:connector draw:style-name="gr111" draw:text-style-name="P22" draw:layer="layout" draw:type="line" svg:x1="8.518cm" svg:y1="15.27cm" svg:x2="21.243cm" svg:y2="15.27cm" svg:d="M8518 15270h12725" svg:viewBox="0 0 12726 1">
          <text:p/>
        </draw:connector>
        <draw:custom-shape draw:style-name="gr332" draw:text-style-name="P32" draw:layer="layout" svg:width="7.792cm" svg:height="0.642cm" svg:x="4.458cm" svg:y="11.611cm">
          <text:list text:style-name="L1">
            <text:list-header>
              <text:p text:style-name="P31"><text:span text:style-name="T10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3" draw:text-style-name="P32" draw:layer="layout" svg:width="5.713cm" svg:height="0.642cm" svg:x="8.507cm" svg:y="14.62cm">
          <text:list text:style-name="L1">
            <text:list-header>
              <text:p text:style-name="P31"><text:span text:style-name="T10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4" draw:text-style-name="P33" xml:id="id137" draw:id="id13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4" xml:id="id138" draw:id="id13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6" draw:text-style-name="P41" xml:id="id143" draw:id="id14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/UMA</text:span></text:p>
            </text:list-header>
            <text:list-item>
              <text:p text:style-name="P29"><text:span text:style-name="T8">Mail Retrieval Agent/</text:span></text:p>
            </text:list-item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7" draw:text-style-name="P42" xml:id="id144" draw:id="id14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/UMA</text:span></text:p>
            </text:list-header>
            <text:list-item>
              <text:p text:style-name="P3"><text:span text:style-name="T8">Mail Retrieval Agent/</text:span></text:p>
            </text:list-item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22" draw:layer="layout" draw:type="line" svg:x1="17.231cm" svg:y1="9.436cm" svg:x2="21.193cm" svg:y2="9.436cm" svg:d="M17231 9436h3962" svg:viewBox="0 0 3963 1">
          <text:p/>
        </draw:connector>
        <draw:custom-shape draw:style-name="gr338" draw:text-style-name="P32" draw:layer="layout" svg:width="10.01cm" svg:height="1.023cm" svg:x="17.198cm" svg:y="8.377cm">
          <text:list text:style-name="L1">
            <text:list-header>
              <text:p text:style-name="P31"><text:span text:style-name="T10">3. RqP Client retrieves email with authorization code</text:span></text:p>
            </text:list-header>
            <text:list-item>
              <text:p text:style-name="P31"><text:span text:style-name="T10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35" draw:layer="layout" svg:width="7.411cm" svg:height="0.642cm" svg:x="13.762cm" svg:y="13.159cm">
          <text:list text:style-name="L1">
            <text:list-header>
              <text:p text:style-name="P34"><text:span text:style-name="T10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35" draw:layer="layout" svg:width="9.798cm" svg:height="0.642cm" svg:x="11.458cm" svg:y="10.22cm">
          <text:list text:style-name="L1">
            <text:list-header>
              <text:p text:style-name="P34"><text:span text:style-name="T10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33" xml:id="id135" draw:id="id13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" xml:id="id136" draw:id="id13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8.122cm" svg:x2="17.23cm" svg:y2="8.122cm" svg:d="M12506 8122h4724" svg:viewBox="0 0 4725 1">
          <text:p/>
        </draw:connector>
        <draw:custom-shape draw:style-name="gr343" draw:text-style-name="P32" draw:layer="layout" svg:width="2.923cm" svg:height="0.642cm" svg:x="12.528cm" svg:y="7.42cm">
          <text:list text:style-name="L1">
            <text:list-header>
              <text:p text:style-name="P31"><text:span text:style-name="T10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4" draw:style-name="dp1" draw:master-page-name="Default">
        <draw:custom-shape draw:style-name="gr344" draw:text-style-name="P45" xml:id="id154" draw:id="id154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5" draw:text-style-name="P48" xml:id="id155" draw:id="id15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6" draw:text-style-name="P49" xml:id="id156" draw:id="id156" draw:layer="layout" svg:width="3.251cm" svg:height="1.473cm" svg:x="16.922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47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49" xml:id="id147" draw:id="id14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52" xml:id="id158" draw:id="id158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0" draw:text-style-name="P53" xml:id="id160" draw:id="id160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54" xml:id="id152" draw:id="id15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2" draw:text-style-name="P45" xml:id="id151" draw:id="id151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3" draw:text-style-name="P55" xml:id="id157" draw:id="id15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47" draw:start-glue-point="2" draw:end-shape="id148" draw:end-glue-point="0" svg:d="M18602 10047v1157" svg:viewBox="0 0 1 1158">
          <text:p/>
        </draw:connector>
        <draw:custom-shape draw:style-name="gr355" draw:text-style-name="P54" xml:id="id150" draw:id="id15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56" xml:id="id148" draw:id="id14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5" xml:id="id153" draw:id="id153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57" xml:id="id149" draw:id="id149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49" draw:start-glue-point="8" draw:end-shape="id150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51" draw:start-glue-point="0" draw:end-shape="id152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53" draw:start-glue-point="0" draw:end-shape="id150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54" draw:start-glue-point="2" draw:end-shape="id155" draw:end-glue-point="0" svg:d="M11202 7442v1128" svg:viewBox="0 0 1 1129">
          <text:p/>
        </draw:connector>
        <draw:connector draw:style-name="gr354" draw:text-style-name="P9" draw:layer="layout" svg:x1="18.548cm" svg:y1="7.442cm" svg:x2="18.602cm" svg:y2="8.574cm" draw:start-shape="id156" draw:start-glue-point="2" draw:end-shape="id147" draw:end-glue-point="0" svg:d="M18548 7442v565h54v567" svg:viewBox="0 0 55 1133">
          <text:p/>
        </draw:connector>
        <draw:connector draw:style-name="gr49" draw:text-style-name="P9" draw:layer="layout" draw:line-skew="-0.264cm" svg:x1="11.202cm" svg:y1="5.969cm" svg:x2="18.548cm" svg:y2="5.969cm" draw:start-shape="id154" draw:start-glue-point="0" draw:end-shape="id156" draw:end-glue-point="0" svg:d="M11202 5969v-778h7346v778" svg:viewBox="0 0 7347 779">
          <text:p/>
        </draw:connector>
        <draw:connector draw:style-name="gr360" draw:text-style-name="P10" draw:layer="layout" svg:x1="11.202cm" svg:y1="10.043cm" svg:x2="11.202cm" svg:y2="11.204cm" draw:start-shape="id155" draw:start-glue-point="2" draw:end-shape="id157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57" draw:start-glue-point="3" draw:end-shape="id152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48" draw:start-glue-point="1" draw:end-shape="id150" draw:end-glue-point="3" svg:d="M20228 11971h1448" svg:viewBox="0 0 1449 1">
          <text:p/>
        </draw:connector>
        <draw:custom-shape draw:style-name="gr362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3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4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5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7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8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9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0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1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2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3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4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52" draw:start-glue-point="5" draw:end-shape="id148" draw:end-glue-point="2" svg:d="M7318 12733v713h11284v-707" svg:viewBox="0 0 11285 714">
          <text:p/>
        </draw:connector>
        <draw:custom-shape draw:style-name="gr37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52" draw:start-glue-point="0" draw:end-shape="id158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58" draw:start-glue-point="1" draw:end-shape="id154" draw:end-glue-point="3" svg:d="M8128 6708h724v-3h725" svg:viewBox="0 0 1450 4">
          <text:p/>
        </draw:connector>
        <draw:custom-shape draw:style-name="gr379" draw:text-style-name="P57" xml:id="id159" draw:id="id159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59" draw:start-glue-point="8" svg:d="M4027 11966l844 5" svg:viewBox="0 0 845 6">
          <text:p/>
        </draw:connector>
        <draw:connector draw:style-name="gr380" draw:text-style-name="P22" draw:layer="layout" svg:x1="21.676cm" svg:y1="6.708cm" svg:x2="20.174cm" svg:y2="6.705cm" draw:start-shape="id160" draw:start-glue-point="3" draw:end-shape="id156" draw:end-glue-point="1" svg:d="M21676 6708h-751v-3h-751" svg:viewBox="0 0 1503 4">
          <text:p/>
        </draw:connector>
        <draw:connector draw:style-name="gr381" draw:text-style-name="P22" draw:layer="layout" svg:x1="23.301cm" svg:y1="11.204cm" svg:x2="23.301cm" svg:y2="7.445cm" draw:start-shape="id150" draw:start-glue-point="0" draw:end-shape="id160" draw:end-glue-point="2" svg:d="M23301 11204v-3759" svg:viewBox="0 0 1 3760">
          <text:p/>
        </draw:connector>
        <draw:custom-shape draw:style-name="gr382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50" draw:start-glue-point="5" draw:end-shape="id157" draw:end-glue-point="2" svg:d="M22512 12739v1850h-11310v-1850" svg:viewBox="0 0 11311 1851">
          <text:p/>
        </draw:connector>
        <draw:custom-shape draw:style-name="gr384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5" draw:text-style-name="P51" draw:layer="layout" svg:width="1.408cm" svg:height="0.642cm" svg:x="6.475cm" svg:y="8.97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6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custom-shape draw:style-name="gr387" draw:text-style-name="P45" xml:id="id168" draw:id="id168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8" draw:text-style-name="P48" xml:id="id169" draw:id="id16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64" xml:id="id170" draw:id="id170" draw:layer="layout" svg:width="3.251cm" svg:height="1.473cm" svg:x="16.922cm" svg:y="5.969cm">
          <text:list text:style-name="L1">
            <text:list-header>
              <text:p text:style-name="P63"><text:span text:style-name="T17">MTA</text:span></text:p>
            </text:list-header>
            <text:list-item>
              <text:p text:style-name="P63"><text:span text:style-name="T1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90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1" draw:text-style-name="P65" xml:id="id161" draw:id="id16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52" xml:id="id172" draw:id="id172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53" xml:id="id174" draw:id="id174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54" xml:id="id166" draw:id="id16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5" draw:text-style-name="P45" xml:id="id165" draw:id="id165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6" draw:text-style-name="P55" xml:id="id171" draw:id="id17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61" draw:start-glue-point="2" draw:end-shape="id162" draw:end-glue-point="0" svg:d="M18602 10047v1157" svg:viewBox="0 0 1 1158">
          <text:p/>
        </draw:connector>
        <draw:custom-shape draw:style-name="gr397" draw:text-style-name="P66" xml:id="id164" draw:id="id16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8" draw:text-style-name="P67" xml:id="id162" draw:id="id16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48" xml:id="id167" draw:id="id167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68" xml:id="id163" draw:id="id163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63" draw:start-glue-point="8" draw:end-shape="id16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65" draw:start-glue-point="0" draw:end-shape="id166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67" draw:start-glue-point="0" draw:end-shape="id164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68" draw:start-glue-point="2" draw:end-shape="id169" draw:end-glue-point="0" svg:d="M11202 7442v1128" svg:viewBox="0 0 1 1129">
          <text:p/>
        </draw:connector>
        <draw:connector draw:style-name="gr361" draw:text-style-name="P9" draw:layer="layout" svg:x1="18.548cm" svg:y1="7.442cm" svg:x2="18.602cm" svg:y2="8.574cm" draw:start-shape="id170" draw:start-glue-point="2" draw:end-shape="id161" draw:end-glue-point="0" svg:d="M18548 7442v565h54v567" svg:viewBox="0 0 55 1133">
          <text:p/>
        </draw:connector>
        <draw:connector draw:style-name="gr49" draw:text-style-name="P9" draw:layer="layout" draw:line-skew="-0.264cm" svg:x1="11.202cm" svg:y1="5.969cm" svg:x2="18.548cm" svg:y2="5.969cm" draw:start-shape="id168" draw:start-glue-point="0" draw:end-shape="id170" draw:end-glue-point="0" svg:d="M11202 5969v-778h7346v778" svg:viewBox="0 0 7347 779">
          <text:p/>
        </draw:connector>
        <draw:connector draw:style-name="gr360" draw:text-style-name="P10" draw:layer="layout" svg:x1="11.202cm" svg:y1="10.043cm" svg:x2="11.202cm" svg:y2="11.204cm" draw:start-shape="id169" draw:start-glue-point="2" draw:end-shape="id171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71" draw:start-glue-point="3" draw:end-shape="id166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62" draw:start-glue-point="1" draw:end-shape="id164" draw:end-glue-point="3" svg:d="M20228 11971h1448" svg:viewBox="0 0 1449 1">
          <text:p/>
        </draw:connector>
        <draw:custom-shape draw:style-name="gr403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4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8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0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1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3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66" draw:start-glue-point="5" draw:end-shape="id162" draw:end-glue-point="2" svg:d="M7318 12733v713h11284v-707" svg:viewBox="0 0 11285 714">
          <text:p/>
        </draw:connector>
        <draw:custom-shape draw:style-name="gr417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66" draw:start-glue-point="0" draw:end-shape="id172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72" draw:start-glue-point="1" draw:end-shape="id168" draw:end-glue-point="3" svg:d="M8128 6708h724v-3h725" svg:viewBox="0 0 1450 4">
          <text:p/>
        </draw:connector>
        <draw:custom-shape draw:style-name="gr418" draw:text-style-name="P57" xml:id="id173" draw:id="id173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73" draw:start-glue-point="8" svg:d="M4027 11966l844 5" svg:viewBox="0 0 845 6">
          <text:p/>
        </draw:connector>
        <draw:connector draw:style-name="gr380" draw:text-style-name="P22" draw:layer="layout" svg:x1="21.676cm" svg:y1="6.708cm" svg:x2="20.174cm" svg:y2="6.705cm" draw:start-shape="id174" draw:start-glue-point="3" draw:end-shape="id170" draw:end-glue-point="1" svg:d="M21676 6708h-751v-3h-751" svg:viewBox="0 0 1503 4">
          <text:p/>
        </draw:connector>
        <draw:connector draw:style-name="gr381" draw:text-style-name="P22" draw:layer="layout" svg:x1="23.301cm" svg:y1="11.204cm" svg:x2="23.301cm" svg:y2="7.445cm" draw:start-shape="id164" draw:start-glue-point="0" draw:end-shape="id174" draw:end-glue-point="2" svg:d="M23301 11204v-3759" svg:viewBox="0 0 1 3760">
          <text:p/>
        </draw:connector>
        <draw:custom-shape draw:style-name="gr419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64" draw:start-glue-point="5" draw:end-shape="id171" draw:end-glue-point="2" svg:d="M22512 12739v1850h-11310v-1850" svg:viewBox="0 0 11311 1851">
          <text:p/>
        </draw:connector>
        <draw:custom-shape draw:style-name="gr420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1" draw:text-style-name="P51" draw:layer="layout" svg:width="1.408cm" svg:height="0.642cm" svg:x="6.476cm" svg:y="8.978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1" draw:layer="layout" svg:width="1.408cm" svg:height="0.642cm" svg:x="23.303cm" svg:y="8.972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423" draw:text-style-name="P48" xml:id="id182" draw:id="id182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4" draw:text-style-name="P48" xml:id="id183" draw:id="id18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49" xml:id="id184" draw:id="id184" draw:layer="layout" svg:width="3.251cm" svg:height="1.473cm" svg:x="16.922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26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7" draw:text-style-name="P49" xml:id="id175" draw:id="id17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53" xml:id="id186" draw:id="id186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53" xml:id="id188" draw:id="id188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66" xml:id="id180" draw:id="id18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4">(Resource Server</text:span><text:span text:style-name="T12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48" xml:id="id179" draw:id="id179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55" xml:id="id185" draw:id="id18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75" draw:start-glue-point="2" draw:end-shape="id176" draw:end-glue-point="0" svg:d="M18602 10047v1157" svg:viewBox="0 0 1 1158">
          <text:p/>
        </draw:connector>
        <draw:custom-shape draw:style-name="gr433" draw:text-style-name="P66" xml:id="id178" draw:id="id17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56" xml:id="id176" draw:id="id17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48" xml:id="id181" draw:id="id181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68" xml:id="id177" draw:id="id177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77" draw:start-glue-point="8" draw:end-shape="id178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79" draw:start-glue-point="0" draw:end-shape="id180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81" draw:start-glue-point="0" draw:end-shape="id178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82" draw:start-glue-point="2" draw:end-shape="id183" draw:end-glue-point="0" svg:d="M11202 7442v1128" svg:viewBox="0 0 1 1129">
          <text:p/>
        </draw:connector>
        <draw:connector draw:style-name="gr354" draw:text-style-name="P9" draw:layer="layout" svg:x1="18.548cm" svg:y1="7.442cm" svg:x2="18.602cm" svg:y2="8.574cm" draw:start-shape="id184" draw:start-glue-point="2" draw:end-shape="id175" draw:end-glue-point="0" svg:d="M18548 7442v565h54v567" svg:viewBox="0 0 55 1133">
          <text:p/>
        </draw:connector>
        <draw:connector draw:style-name="gr437" draw:text-style-name="P9" draw:layer="layout" draw:line-skew="-0.264cm" svg:x1="11.202cm" svg:y1="5.969cm" svg:x2="18.548cm" svg:y2="5.969cm" draw:start-shape="id182" draw:start-glue-point="0" draw:end-shape="id184" draw:end-glue-point="0" svg:d="M11202 5969v-778h7346v778" svg:viewBox="0 0 7347 779">
          <text:p/>
        </draw:connector>
        <draw:connector draw:style-name="gr360" draw:text-style-name="P10" draw:layer="layout" svg:x1="11.202cm" svg:y1="10.043cm" svg:x2="11.202cm" svg:y2="11.204cm" draw:start-shape="id183" draw:start-glue-point="2" draw:end-shape="id185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85" draw:start-glue-point="3" draw:end-shape="id180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76" draw:start-glue-point="1" draw:end-shape="id178" draw:end-glue-point="3" svg:d="M20228 11971h1448" svg:viewBox="0 0 1449 1">
          <text:p/>
        </draw:connector>
        <draw:custom-shape draw:style-name="gr438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9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0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1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3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4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5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6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7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80" draw:start-glue-point="5" draw:end-shape="id176" draw:end-glue-point="2" svg:d="M7318 12733v713h11284v-707" svg:viewBox="0 0 11285 714">
          <text:p/>
        </draw:connector>
        <draw:custom-shape draw:style-name="gr451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80" draw:start-glue-point="0" draw:end-shape="id186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186" draw:start-glue-point="1" draw:end-shape="id182" draw:end-glue-point="3" svg:d="M8128 6708h724v-3h725" svg:viewBox="0 0 1450 4">
          <text:p/>
        </draw:connector>
        <draw:custom-shape draw:style-name="gr454" draw:text-style-name="P68" xml:id="id187" draw:id="id187" draw:layer="layout" svg:width="1.923cm" svg:height="1.872cm" svg:x="2.104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4.027cm" svg:y1="11.966cm" svg:x2="4.871cm" svg:y2="11.971cm" draw:start-shape="id187" draw:start-glue-point="8" svg:d="M4027 11966l844 5" svg:viewBox="0 0 845 6">
          <text:p/>
        </draw:connector>
        <draw:connector draw:style-name="gr380" draw:text-style-name="P22" draw:layer="layout" svg:x1="21.676cm" svg:y1="6.708cm" svg:x2="20.174cm" svg:y2="6.705cm" draw:start-shape="id188" draw:start-glue-point="3" draw:end-shape="id184" draw:end-glue-point="1" svg:d="M21676 6708h-751v-3h-751" svg:viewBox="0 0 1503 4">
          <text:p/>
        </draw:connector>
        <draw:connector draw:style-name="gr381" draw:text-style-name="P22" draw:layer="layout" svg:x1="23.301cm" svg:y1="11.204cm" svg:x2="23.301cm" svg:y2="7.445cm" draw:start-shape="id178" draw:start-glue-point="0" draw:end-shape="id188" draw:end-glue-point="2" svg:d="M23301 11204v-3759" svg:viewBox="0 0 1 3760">
          <text:p/>
        </draw:connector>
        <draw:custom-shape draw:style-name="gr455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78" draw:start-glue-point="5" draw:end-shape="id185" draw:end-glue-point="2" svg:d="M22512 12739v1850h-11310v-1850" svg:viewBox="0 0 11311 1851">
          <text:p/>
        </draw:connector>
        <draw:custom-shape draw:style-name="gr456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7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8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custom-shape draw:style-name="gr459" draw:text-style-name="P48" xml:id="id196" draw:id="id196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48" xml:id="id197" draw:id="id1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65" xml:id="id198" draw:id="id198" draw:layer="layout" svg:width="3.251cm" svg:height="1.473cm" svg:x="16.922cm" svg:y="5.969cm">
          <text:list text:style-name="L1">
            <text:list-header>
              <text:p text:style-name="P47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62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3" draw:text-style-name="P65" xml:id="id189" draw:id="id18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53" xml:id="id200" draw:id="id200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53" xml:id="id202" draw:id="id202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54" xml:id="id194" draw:id="id19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48" xml:id="id193" draw:id="id193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55" xml:id="id199" draw:id="id1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89" draw:start-glue-point="2" draw:end-shape="id190" draw:end-glue-point="0" svg:d="M18602 10047v1157" svg:viewBox="0 0 1 1158">
          <text:p/>
        </draw:connector>
        <draw:custom-shape draw:style-name="gr469" draw:text-style-name="P54" xml:id="id192" draw:id="id19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56" xml:id="id190" draw:id="id19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1" draw:text-style-name="P45" xml:id="id195" draw:id="id195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57" xml:id="id191" draw:id="id191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91" draw:start-glue-point="8" draw:end-shape="id192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93" draw:start-glue-point="0" draw:end-shape="id194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95" draw:start-glue-point="0" draw:end-shape="id192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96" draw:start-glue-point="2" draw:end-shape="id197" draw:end-glue-point="0" svg:d="M11202 7442v1128" svg:viewBox="0 0 1 1129">
          <text:p/>
        </draw:connector>
        <draw:connector draw:style-name="gr361" draw:text-style-name="P9" draw:layer="layout" svg:x1="18.548cm" svg:y1="7.442cm" svg:x2="18.602cm" svg:y2="8.574cm" draw:start-shape="id198" draw:start-glue-point="2" draw:end-shape="id189" draw:end-glue-point="0" svg:d="M18548 7442v565h54v567" svg:viewBox="0 0 55 1133">
          <text:p/>
        </draw:connector>
        <draw:connector draw:style-name="gr437" draw:text-style-name="P9" draw:layer="layout" draw:line-skew="-0.264cm" svg:x1="11.202cm" svg:y1="5.969cm" svg:x2="18.548cm" svg:y2="5.969cm" draw:start-shape="id196" draw:start-glue-point="0" draw:end-shape="id198" draw:end-glue-point="0" svg:d="M11202 5969v-778h7346v778" svg:viewBox="0 0 7347 779">
          <text:p/>
        </draw:connector>
        <draw:connector draw:style-name="gr360" draw:text-style-name="P10" draw:layer="layout" svg:x1="11.202cm" svg:y1="10.043cm" svg:x2="11.202cm" svg:y2="11.204cm" draw:start-shape="id197" draw:start-glue-point="2" draw:end-shape="id199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99" draw:start-glue-point="3" draw:end-shape="id194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90" draw:start-glue-point="1" draw:end-shape="id192" draw:end-glue-point="3" svg:d="M20228 11971h1448" svg:viewBox="0 0 1449 1">
          <text:p/>
        </draw:connector>
        <draw:custom-shape draw:style-name="gr473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3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94" draw:start-glue-point="5" draw:end-shape="id190" draw:end-glue-point="2" svg:d="M7318 12733v713h11284v-707" svg:viewBox="0 0 11285 714">
          <text:p/>
        </draw:connector>
        <draw:custom-shape draw:style-name="gr48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94" draw:start-glue-point="0" draw:end-shape="id200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200" draw:start-glue-point="1" draw:end-shape="id196" draw:end-glue-point="3" svg:d="M8128 6708h724v-3h725" svg:viewBox="0 0 1450 4">
          <text:p/>
        </draw:connector>
        <draw:custom-shape draw:style-name="gr487" draw:text-style-name="P57" xml:id="id201" draw:id="id201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201" draw:start-glue-point="8" svg:d="M4027 11966l844 5" svg:viewBox="0 0 845 6">
          <text:p/>
        </draw:connector>
        <draw:connector draw:style-name="gr380" draw:text-style-name="P22" draw:layer="layout" svg:x1="21.676cm" svg:y1="6.708cm" svg:x2="20.174cm" svg:y2="6.705cm" draw:start-shape="id202" draw:start-glue-point="3" draw:end-shape="id198" draw:end-glue-point="1" svg:d="M21676 6708h-751v-3h-751" svg:viewBox="0 0 1503 4">
          <text:p/>
        </draw:connector>
        <draw:connector draw:style-name="gr381" draw:text-style-name="P22" draw:layer="layout" svg:x1="23.301cm" svg:y1="11.204cm" svg:x2="23.301cm" svg:y2="7.445cm" draw:start-shape="id192" draw:start-glue-point="0" draw:end-shape="id202" draw:end-glue-point="2" svg:d="M23301 11204v-3759" svg:viewBox="0 0 1 3760">
          <text:p/>
        </draw:connector>
        <draw:custom-shape draw:style-name="gr488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92" draw:start-glue-point="5" draw:end-shape="id199" draw:end-glue-point="2" svg:d="M22512 12739v1850h-11310v-1850" svg:viewBox="0 0 11311 1851">
          <text:p/>
        </draw:connector>
        <draw:custom-shape draw:style-name="gr489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0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1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custom-shape draw:style-name="gr492" draw:text-style-name="P69" xml:id="id204" draw:id="id204" draw:layer="layout" svg:width="2.057cm" svg:height="2.057cm" svg:x="7.309cm" svg:y="7.9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06" draw:id="id206" draw:layer="layout" svg:width="2.057cm" svg:height="2.057cm" svg:x="16.709cm" svg:y="7.9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493" draw:text-style-name="P70" xml:id="id203" draw:id="id203" draw:layer="layout" svg:width="2.667cm" svg:height="1.651cm" svg:x="6.997cm" svg:y="12.26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0" draw:style-name="gr493" draw:text-style-name="P70" xml:id="id205" draw:id="id205" draw:layer="layout" svg:width="2.667cm" svg:height="1.651cm" svg:x="11.718cm" svg:y="8.1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1" draw:style-name="gr493" draw:text-style-name="P70" xml:id="id207" draw:id="id207" draw:layer="layout" svg:width="2.667cm" svg:height="1.651cm" svg:x="21.118cm" svg:y="8.1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2" draw:style-name="gr493" draw:text-style-name="P70" xml:id="id208" draw:id="id208" draw:layer="layout" svg:width="2.667cm" svg:height="1.651cm" svg:x="16.418cm" svg:y="12.2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8.33cm" svg:y1="12.266cm" svg:x2="8.338cm" svg:y2="10.009cm" draw:start-shape="id203" draw:start-glue-point="0" draw:end-shape="id204" draw:end-glue-point="8" svg:d="M8330 12266l8-2257" svg:viewBox="0 0 9 2258">
          <text:p/>
        </draw:connector>
        <draw:connector draw:style-name="gr495" draw:text-style-name="P22" draw:layer="layout" draw:type="line" svg:x1="9.366cm" svg:y1="8.981cm" svg:x2="11.718cm" svg:y2="8.985cm" draw:start-shape="id204" draw:start-glue-point="10" draw:end-shape="id205" draw:end-glue-point="3" svg:d="M9366 8981l2352 4" svg:viewBox="0 0 2353 5">
          <text:p/>
        </draw:connector>
        <draw:connector draw:style-name="gr496" draw:text-style-name="P22" draw:layer="layout" draw:type="line" svg:x1="14.385cm" svg:y1="8.985cm" svg:x2="16.709cm" svg:y2="8.981cm" draw:start-shape="id205" draw:start-glue-point="1" draw:end-shape="id206" draw:end-glue-point="6" svg:d="M14385 8985l2324-4" svg:viewBox="0 0 2325 5">
          <text:p/>
        </draw:connector>
        <draw:connector draw:style-name="gr497" draw:text-style-name="P22" draw:layer="layout" draw:type="line" svg:x1="18.766cm" svg:y1="8.981cm" svg:x2="21.118cm" svg:y2="8.985cm" draw:start-shape="id206" draw:start-glue-point="10" draw:end-shape="id207" draw:end-glue-point="3" svg:d="M18766 8981l2352 4" svg:viewBox="0 0 2353 5">
          <text:p/>
        </draw:connector>
        <draw:connector draw:style-name="gr498" draw:text-style-name="P22" draw:layer="layout" draw:type="line" svg:x1="17.738cm" svg:y1="10.009cm" svg:x2="17.751cm" svg:y2="12.26cm" draw:start-shape="id206" draw:start-glue-point="8" draw:end-shape="id208" draw:end-glue-point="0" svg:d="M17738 10009l13 2251" svg:viewBox="0 0 14 2252">
          <text:p/>
        </draw:connector>
        <draw:connector draw:style-name="gr499" draw:text-style-name="P22" draw:layer="layout" draw:type="line" svg:x1="13.051cm" svg:y1="9.811cm" svg:x2="16.418cm" svg:y2="13.085cm" draw:start-shape="id205" draw:start-glue-point="2" draw:end-shape="id208" draw:end-glue-point="3" svg:d="M13051 9811l3367 3274" svg:viewBox="0 0 3368 3275">
          <text:p/>
        </draw:connector>
        <draw:connector draw:style-name="gr500" draw:text-style-name="P22" draw:layer="layout" draw:type="line" svg:x1="22.451cm" svg:y1="9.811cm" svg:x2="19.085cm" svg:y2="13.085cm" draw:start-shape="id207" draw:start-glue-point="2" draw:end-shape="id208" draw:end-glue-point="1" svg:d="M22451 9811l-3366 3274" svg:viewBox="0 0 3367 3275">
          <text:p/>
        </draw:connector>
        <draw:line draw:style-name="gr501" draw:text-style-name="P22" draw:layer="layout" svg:x1="10.563cm" svg:y1="5.999cm" svg:x2="10.563cm" svg:y2="14.589cm">
          <text:p/>
        </draw:line>
        <draw:frame draw:style-name="gr502" draw:text-style-name="P71" draw:layer="layout" svg:width="1.302cm" svg:height="0.725cm" svg:x="7.693cm" svg:y="6.1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093cm" svg:y="6.189cm">
          <draw:text-box>
            <text:p><text:span text:style-name="T22">Bar</text:span></text:p>
          </draw:text-box>
        </draw:frame>
        <draw:connector draw:style-name="gr503" draw:text-style-name="P22" draw:layer="layout" draw:type="line" svg:x1="9.664cm" svg:y1="13.091cm" svg:x2="13.051cm" svg:y2="9.811cm" draw:start-shape="id203" draw:start-glue-point="1" draw:end-shape="id205" draw:end-glue-point="2" svg:d="M9664 13091l3387-3280" svg:viewBox="0 0 3388 3281">
          <text:p/>
        </draw:connector>
      </draw:page>
      <draw:page draw:name="page19" draw:style-name="dp1" draw:master-page-name="Default">
        <draw:custom-shape draw:style-name="gr492" draw:text-style-name="P69" xml:id="id210" draw:id="id210" draw:layer="layout" svg:width="2.057cm" svg:height="2.057cm" svg:x="7.309cm" svg:y="7.9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12" draw:id="id212" draw:layer="layout" svg:width="2.057cm" svg:height="2.057cm" svg:x="16.709cm" svg:y="7.9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493" draw:text-style-name="P70" xml:id="id209" draw:id="id209" draw:layer="layout" svg:width="2.667cm" svg:height="1.651cm" svg:x="6.997cm" svg:y="12.26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12" draw:style-name="gr493" draw:text-style-name="P70" xml:id="id211" draw:id="id211" draw:layer="layout" svg:width="2.667cm" svg:height="1.651cm" svg:x="11.718cm" svg:y="8.16cm">
          <text:p text:style-name="P70"><text:span text:style-name="T22">Cli</text:span><text:span text:style-name="T22">ent</text:span></text:p>
          <draw:enhanced-geometry svg:viewBox="0 0 21600 21600" draw:type="rectangle" draw:enhanced-path="M 0 0 L 21600 0 21600 21600 0 21600 0 0 Z N"/>
        </draw:custom-shape>
        <draw:custom-shape draw:name="aaa_13" draw:style-name="gr493" draw:text-style-name="P70" xml:id="id213" draw:id="id213" draw:layer="layout" svg:width="2.667cm" svg:height="1.651cm" svg:x="21.118cm" svg:y="8.1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14" draw:style-name="gr493" draw:text-style-name="P70" xml:id="id214" draw:id="id214" draw:layer="layout" svg:width="2.667cm" svg:height="1.651cm" svg:x="16.418cm" svg:y="12.2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8.33cm" svg:y1="12.266cm" svg:x2="8.338cm" svg:y2="10.009cm" draw:start-shape="id209" draw:start-glue-point="0" draw:end-shape="id210" draw:end-glue-point="8" svg:d="M8330 12266l8-2257" svg:viewBox="0 0 9 2258">
          <text:p/>
        </draw:connector>
        <draw:connector draw:style-name="gr495" draw:text-style-name="P22" draw:layer="layout" draw:type="line" svg:x1="9.366cm" svg:y1="8.981cm" svg:x2="11.718cm" svg:y2="8.985cm" draw:start-shape="id210" draw:start-glue-point="10" draw:end-shape="id211" draw:end-glue-point="3" svg:d="M9366 8981l2352 4" svg:viewBox="0 0 2353 5">
          <text:p/>
        </draw:connector>
        <draw:connector draw:style-name="gr496" draw:text-style-name="P22" draw:layer="layout" draw:type="line" svg:x1="14.385cm" svg:y1="8.985cm" svg:x2="16.709cm" svg:y2="8.981cm" draw:start-shape="id211" draw:start-glue-point="1" draw:end-shape="id212" draw:end-glue-point="6" svg:d="M14385 8985l2324-4" svg:viewBox="0 0 2325 5">
          <text:p/>
        </draw:connector>
        <draw:connector draw:style-name="gr497" draw:text-style-name="P22" draw:layer="layout" draw:type="line" svg:x1="18.766cm" svg:y1="8.981cm" svg:x2="21.118cm" svg:y2="8.985cm" draw:start-shape="id212" draw:start-glue-point="10" draw:end-shape="id213" draw:end-glue-point="3" svg:d="M18766 8981l2352 4" svg:viewBox="0 0 2353 5">
          <text:p/>
        </draw:connector>
        <draw:connector draw:style-name="gr498" draw:text-style-name="P22" draw:layer="layout" draw:type="line" svg:x1="17.738cm" svg:y1="10.009cm" svg:x2="17.751cm" svg:y2="12.26cm" draw:start-shape="id212" draw:start-glue-point="8" draw:end-shape="id214" draw:end-glue-point="0" svg:d="M17738 10009l13 2251" svg:viewBox="0 0 14 2252">
          <text:p/>
        </draw:connector>
        <draw:connector draw:style-name="gr499" draw:text-style-name="P22" draw:layer="layout" draw:type="line" svg:x1="13.051cm" svg:y1="9.811cm" svg:x2="16.418cm" svg:y2="13.085cm" draw:start-shape="id211" draw:start-glue-point="2" draw:end-shape="id214" draw:end-glue-point="3" svg:d="M13051 9811l3367 3274" svg:viewBox="0 0 3368 3275">
          <text:p/>
        </draw:connector>
        <draw:connector draw:style-name="gr500" draw:text-style-name="P22" draw:layer="layout" draw:type="line" svg:x1="22.451cm" svg:y1="9.811cm" svg:x2="19.085cm" svg:y2="13.085cm" draw:start-shape="id213" draw:start-glue-point="2" draw:end-shape="id214" draw:end-glue-point="1" svg:d="M22451 9811l-3366 3274" svg:viewBox="0 0 3367 3275">
          <text:p/>
        </draw:connector>
        <draw:frame draw:style-name="gr502" draw:text-style-name="P71" draw:layer="layout" svg:width="1.302cm" svg:height="0.725cm" svg:x="7.693cm" svg:y="6.1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093cm" svg:y="6.189cm">
          <draw:text-box>
            <text:p><text:span text:style-name="T22">Bar</text:span></text:p>
          </draw:text-box>
        </draw:frame>
        <draw:connector draw:style-name="gr503" draw:text-style-name="P22" draw:layer="layout" draw:type="line" svg:x1="9.664cm" svg:y1="13.091cm" svg:x2="13.051cm" svg:y2="9.811cm" draw:start-shape="id209" draw:start-glue-point="1" draw:end-shape="id211" draw:end-glue-point="2" svg:d="M9664 13091l3387-3280" svg:viewBox="0 0 3388 3281">
          <text:p/>
        </draw:connector>
        <draw:line draw:style-name="gr501" draw:text-style-name="P22" draw:layer="layout" svg:x1="15.563cm" svg:y1="5.999cm" svg:x2="15.563cm" svg:y2="14.589cm">
          <text:p/>
        </draw:line>
      </draw:page>
      <draw:page draw:name="page20" draw:style-name="dp1" draw:master-page-name="Default">
        <draw:custom-shape draw:style-name="gr492" draw:text-style-name="P69" xml:id="id216" draw:id="id216" draw:layer="layout" svg:width="2.057cm" svg:height="2.057cm" svg:x="7.309cm" svg:y="7.952cm">
          <text:p text:style-name="P69"><text:span text:style-name="T21">A</text:span><text:span text:style-name="T21">S</text:span></text:p>
          <text:p text:style-name="P69"><text:span text:style-name="T21">R</text:span><text:span text:style-name="T21">q</text:span><text:span text:style-name="T2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18" draw:id="id218" draw:layer="layout" svg:width="2.057cm" svg:height="2.057cm" svg:x="16.709cm" svg:y="7.9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493" draw:text-style-name="P70" xml:id="id215" draw:id="id215" draw:layer="layout" svg:width="2.667cm" svg:height="1.651cm" svg:x="6.997cm" svg:y="12.26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16" draw:style-name="gr493" draw:text-style-name="P70" xml:id="id217" draw:id="id217" draw:layer="layout" svg:width="2.667cm" svg:height="1.651cm" svg:x="11.718cm" svg:y="8.1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17" draw:style-name="gr493" draw:text-style-name="P70" xml:id="id219" draw:id="id219" draw:layer="layout" svg:width="2.667cm" svg:height="1.651cm" svg:x="21.118cm" svg:y="8.16cm">
          <text:p text:style-name="P70"><text:span text:style-name="T22">R</text:span><text:span text:style-name="T22">O</text:span></text:p>
          <draw:enhanced-geometry svg:viewBox="0 0 21600 21600" draw:type="rectangle" draw:enhanced-path="M 0 0 L 21600 0 21600 21600 0 21600 0 0 Z N"/>
        </draw:custom-shape>
        <draw:custom-shape draw:name="aaa_18" draw:style-name="gr493" draw:text-style-name="P70" xml:id="id220" draw:id="id220" draw:layer="layout" svg:width="2.667cm" svg:height="1.651cm" svg:x="16.418cm" svg:y="12.2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8.33cm" svg:y1="12.266cm" svg:x2="8.338cm" svg:y2="10.009cm" draw:start-shape="id215" draw:start-glue-point="0" draw:end-shape="id216" draw:end-glue-point="8" svg:d="M8330 12266l8-2257" svg:viewBox="0 0 9 2258">
          <text:p/>
        </draw:connector>
        <draw:connector draw:style-name="gr495" draw:text-style-name="P22" draw:layer="layout" draw:type="line" svg:x1="9.366cm" svg:y1="8.981cm" svg:x2="11.718cm" svg:y2="8.985cm" draw:start-shape="id216" draw:start-glue-point="10" draw:end-shape="id217" draw:end-glue-point="3" svg:d="M9366 8981l2352 4" svg:viewBox="0 0 2353 5">
          <text:p/>
        </draw:connector>
        <draw:connector draw:style-name="gr496" draw:text-style-name="P22" draw:layer="layout" draw:type="line" svg:x1="14.385cm" svg:y1="8.985cm" svg:x2="16.709cm" svg:y2="8.981cm" draw:start-shape="id217" draw:start-glue-point="1" draw:end-shape="id218" draw:end-glue-point="6" svg:d="M14385 8985l2324-4" svg:viewBox="0 0 2325 5">
          <text:p/>
        </draw:connector>
        <draw:connector draw:style-name="gr497" draw:text-style-name="P22" draw:layer="layout" draw:type="line" svg:x1="18.766cm" svg:y1="8.981cm" svg:x2="21.118cm" svg:y2="8.985cm" draw:start-shape="id218" draw:start-glue-point="10" draw:end-shape="id219" draw:end-glue-point="3" svg:d="M18766 8981l2352 4" svg:viewBox="0 0 2353 5">
          <text:p/>
        </draw:connector>
        <draw:connector draw:style-name="gr498" draw:text-style-name="P22" draw:layer="layout" draw:type="line" svg:x1="17.738cm" svg:y1="10.009cm" svg:x2="17.751cm" svg:y2="12.26cm" draw:start-shape="id218" draw:start-glue-point="8" draw:end-shape="id220" draw:end-glue-point="0" svg:d="M17738 10009l13 2251" svg:viewBox="0 0 14 2252">
          <text:p/>
        </draw:connector>
        <draw:connector draw:style-name="gr499" draw:text-style-name="P22" draw:layer="layout" draw:type="line" svg:x1="13.051cm" svg:y1="9.811cm" svg:x2="16.418cm" svg:y2="13.085cm" draw:start-shape="id217" draw:start-glue-point="2" draw:end-shape="id220" draw:end-glue-point="3" svg:d="M13051 9811l3367 3274" svg:viewBox="0 0 3368 3275">
          <text:p/>
        </draw:connector>
        <draw:connector draw:style-name="gr500" draw:text-style-name="P22" draw:layer="layout" draw:type="line" svg:x1="22.451cm" svg:y1="9.811cm" svg:x2="19.085cm" svg:y2="13.085cm" draw:start-shape="id219" draw:start-glue-point="2" draw:end-shape="id220" draw:end-glue-point="1" svg:d="M22451 9811l-3366 3274" svg:viewBox="0 0 3367 3275">
          <text:p/>
        </draw:connector>
        <draw:line draw:style-name="gr501" draw:text-style-name="P22" draw:layer="layout" svg:x1="10.563cm" svg:y1="5.999cm" svg:x2="10.563cm" svg:y2="14.589cm">
          <text:p/>
        </draw:line>
        <draw:frame draw:style-name="gr502" draw:text-style-name="P71" draw:layer="layout" svg:width="1.302cm" svg:height="0.725cm" svg:x="7.693cm" svg:y="6.1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093cm" svg:y="6.189cm">
          <draw:text-box>
            <text:p><text:span text:style-name="T22">Bar</text:span></text:p>
          </draw:text-box>
        </draw:frame>
        <draw:connector draw:style-name="gr503" draw:text-style-name="P22" draw:layer="layout" draw:type="line" svg:x1="9.664cm" svg:y1="13.091cm" svg:x2="13.051cm" svg:y2="9.811cm" draw:start-shape="id215" draw:start-glue-point="1" draw:end-shape="id217" draw:end-glue-point="2" svg:d="M9664 13091l3387-3280" svg:viewBox="0 0 3388 3281">
          <text:p/>
        </draw:connector>
        <draw:line draw:style-name="gr501" draw:text-style-name="P22" draw:layer="layout" svg:x1="15.563cm" svg:y1="5.999cm" svg:x2="15.563cm" svg:y2="14.589cm">
          <text:p/>
        </draw:line>
        <draw:frame draw:style-name="gr502" draw:text-style-name="P71" draw:layer="layout" svg:width="2.55cm" svg:height="0.725cm" svg:x="11.793cm" svg:y="6.189cm">
          <draw:text-box>
            <text:p><text:span text:style-name="T22">Third party</text:span></text:p>
          </draw:text-box>
        </draw:frame>
      </draw:page>
      <draw:page draw:name="page21" draw:style-name="dp1" draw:master-page-name="Default">
        <draw:custom-shape draw:style-name="gr492" draw:text-style-name="P69" xml:id="id222" draw:id="id222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24" draw:id="id224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493" draw:text-style-name="P70" xml:id="id221" draw:id="id221" draw:layer="layout" svg:width="2.667cm" svg:height="1.651cm" svg:x="10.216cm" svg:y="11.463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7" draw:style-name="gr493" draw:text-style-name="P70" xml:id="id223" draw:id="id223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8" draw:style-name="gr493" draw:text-style-name="P70" xml:id="id225" draw:id="id225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9" draw:style-name="gr493" draw:text-style-name="P70" xml:id="id226" draw:id="id226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11.549cm" svg:y1="11.463cm" svg:x2="11.538cm" svg:y2="10.409cm" draw:start-shape="id221" draw:start-glue-point="0" draw:end-shape="id222" draw:end-glue-point="8" svg:d="M11549 11463l-11-1054" svg:viewBox="0 0 12 1055">
          <text:p/>
        </draw:connector>
        <draw:connector draw:style-name="gr495" draw:text-style-name="P22" draw:layer="layout" draw:type="line" svg:x1="12.566cm" svg:y1="9.381cm" svg:x2="13.718cm" svg:y2="9.385cm" draw:start-shape="id222" draw:start-glue-point="10" draw:end-shape="id223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23" draw:start-glue-point="1" draw:end-shape="id224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24" draw:start-glue-point="10" draw:end-shape="id225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24" draw:start-glue-point="8" draw:end-shape="id226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23" draw:start-glue-point="2" draw:end-shape="id226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25" draw:start-glue-point="2" draw:end-shape="id226" draw:end-glue-point="1" svg:d="M22051 10211l-2166 2074" svg:viewBox="0 0 2167 2075">
          <text:p/>
        </draw:connector>
        <draw:line draw:style-name="gr501" draw:text-style-name="P22" draw:layer="layout" svg:x1="16.863cm" svg:y1="5.699cm" svg:x2="16.863cm" svg:y2="13.7cm">
          <text:p/>
        </draw:line>
        <draw:frame draw:style-name="gr502" draw:text-style-name="P71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893cm" svg:y="6.089cm">
          <draw:text-box>
            <text:p><text:span text:style-name="T22">Bar</text:span></text:p>
          </draw:text-box>
        </draw:frame>
        <draw:connector draw:style-name="gr504" draw:text-style-name="P22" draw:layer="layout" draw:type="line" svg:x1="12.883cm" svg:y1="12.288cm" svg:x2="15.051cm" svg:y2="10.211cm" draw:start-shape="id221" draw:start-glue-point="1" draw:end-shape="id223" draw:end-glue-point="2" svg:d="M12883 12288l2168-2077" svg:viewBox="0 0 2169 2078">
          <text:p/>
        </draw:connector>
      </draw:page>
      <draw:page draw:name="page22" draw:style-name="dp1" draw:master-page-name="Default">
        <draw:custom-shape draw:style-name="gr492" draw:text-style-name="P69" xml:id="id228" draw:id="id228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30" draw:id="id230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493" draw:text-style-name="P70" xml:id="id227" draw:id="id227" draw:layer="layout" svg:width="2.667cm" svg:height="1.651cm" svg:x="10.216cm" svg:y="11.46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4" draw:style-name="gr493" draw:text-style-name="P70" xml:id="id229" draw:id="id229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5" draw:style-name="gr493" draw:text-style-name="P70" xml:id="id231" draw:id="id231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10" draw:style-name="gr493" draw:text-style-name="P70" xml:id="id232" draw:id="id232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11.549cm" svg:y1="11.466cm" svg:x2="11.538cm" svg:y2="10.409cm" draw:start-shape="id227" draw:start-glue-point="0" draw:end-shape="id228" draw:end-glue-point="8" svg:d="M11549 11466l-11-1057" svg:viewBox="0 0 12 1058">
          <text:p/>
        </draw:connector>
        <draw:connector draw:style-name="gr495" draw:text-style-name="P22" draw:layer="layout" draw:type="line" svg:x1="12.566cm" svg:y1="9.381cm" svg:x2="13.718cm" svg:y2="9.385cm" draw:start-shape="id228" draw:start-glue-point="10" draw:end-shape="id229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29" draw:start-glue-point="1" draw:end-shape="id230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30" draw:start-glue-point="10" draw:end-shape="id231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30" draw:start-glue-point="8" draw:end-shape="id232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29" draw:start-glue-point="2" draw:end-shape="id232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31" draw:start-glue-point="2" draw:end-shape="id232" draw:end-glue-point="1" svg:d="M22051 10211l-2166 2074" svg:viewBox="0 0 2167 2075">
          <text:p/>
        </draw:connector>
        <draw:line draw:style-name="gr501" draw:text-style-name="P22" draw:layer="layout" svg:x1="16.863cm" svg:y1="5.699cm" svg:x2="16.863cm" svg:y2="13.7cm">
          <text:p/>
        </draw:line>
        <draw:frame draw:style-name="gr502" draw:text-style-name="P71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893cm" svg:y="6.089cm">
          <draw:text-box>
            <text:p><text:span text:style-name="T22">Bar</text:span></text:p>
          </draw:text-box>
        </draw:frame>
        <draw:line draw:style-name="gr501" draw:text-style-name="P22" draw:layer="layout" svg:x1="13.163cm" svg:y1="5.7cm" svg:x2="13.163cm" svg:y2="13.701cm">
          <text:p/>
        </draw:line>
        <draw:frame draw:style-name="gr505" draw:text-style-name="P71" draw:layer="layout" svg:width="2.667cm" svg:height="0.753cm" svg:x="13.7cm" svg:y="6.089cm">
          <draw:text-box>
            <text:p><text:span text:style-name="T22">Third party</text:span></text:p>
          </draw:text-box>
        </draw:frame>
        <draw:connector draw:style-name="gr506" draw:text-style-name="P22" draw:layer="layout" draw:type="line" svg:x1="12.883cm" svg:y1="12.291cm" svg:x2="15.051cm" svg:y2="10.211cm" draw:start-shape="id227" draw:start-glue-point="1" draw:end-shape="id229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9-01T12:31:17.035175531</dc:date>
    <dc:creator>Igor Zboran</dc:creator>
    <meta:editing-duration>P5DT19H10M23S</meta:editing-duration>
    <meta:editing-cycles>498</meta:editing-cycles>
    <meta:generator>LibreOffice/7.1.5.2$Linux_X86_64 LibreOffice_project/c18cfcb0f8824ad4ef2fc2ec0bd004713f8a9d14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775"/>
  </office:meta>
</office:document-meta>
</file>